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paragraph-rsid="00091a11" style:font-size-asian="10.5pt" style:font-weight-asian="normal" style:font-size-complex="12pt" style:font-weight-complex="normal"/>
    </style:style>
    <style:style style:name="P2" style:family="paragraph" style:parent-style-name="Standard">
      <style:text-properties officeooo:paragraph-rsid="00091a11"/>
    </style:style>
    <style:style style:name="P3" style:family="paragraph" style:parent-style-name="Standard">
      <style:text-properties officeooo:rsid="00091a11" officeooo:paragraph-rsid="00091a11"/>
    </style:style>
    <style:style style:name="T1" style:family="text">
      <style:text-properties officeooo:rsid="0004d9b2"/>
    </style:style>
    <style:style style:name="T2" style:family="text">
      <style:text-properties fo:font-weight="bold" officeooo:rsid="0004d9b2" style:font-weight-asian="bold" style:font-weight-complex="bold"/>
    </style:style>
    <style:style style:name="T3" style:family="text">
      <style:text-properties fo:font-size="14pt" fo:font-weight="bold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04d9b2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( Victor )</text:p>
      <text:p text:style-name="P3"/>
      <text:p text:style-name="P2"><text:span text:style-name="T3">— </text:span><text:span text:style-name="T4">Image Docker —</text:span></text:p>
      <text:p text:style-name="P2"><text:span text:style-name="T4"/></text:p>
      <text:p text:style-name="P1">- <text:span text:style-name="T1">An </text:span><text:span text:style-name="T2">Image</text:span><text:span text:style-name="T1"> is an executable package that includes everything needed to run an application (the code, a runtime, librairies, environment variables, configuration files).</text:span></text:p>
      <text:p text:style-name="P1">→<text:span text:style-name="T1"> A </text:span><text:span text:style-name="T2">Dokcer Image</text:span><text:span text:style-name="T1"> has a complete environment that allows to run the application on every machine who has Dock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46:49.412749021</meta:creation-date>
    <dc:date>2019-02-01T10:47:13.539273799</dc:date>
    <meta:editing-duration>PT24S</meta:editing-duration>
    <meta:editing-cycles>1</meta:editing-cycles>
    <meta:document-statistic meta:table-count="0" meta:image-count="0" meta:object-count="0" meta:page-count="1" meta:paragraph-count="4" meta:word-count="49" meta:character-count="305" meta:non-whitespace-character-count="258"/>
    <meta:generator>LibreOffice/6.0.7.3$Linux_X86_64 LibreOffice_project/00m0$Build-3</meta:generator>
  </office:meta>
</office:document-meta>
</file>